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RBF 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office:value-type="string" calcext:value-type="string">
            <text:p>GenKmea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863" calcext:value-type="percentage">
            <text:p>18,63%</text:p>
          </table:table-cell>
          <table:table-cell table:style-name="ce26"/>
          <table:table-cell table:style-name="ce30" office:value-type="string" calcext:value-type="string">
            <text:p>Glass_1</text:p>
          </table:table-cell>
          <table:table-cell table:style-name="ce26" office:value-type="percentage" office:value="0.4063" calcext:value-type="percentage">
            <text:p>40,63%</text:p>
          </table:table-cell>
          <table:table-cell table:style-name="ce26"/>
          <table:table-cell table:style-name="ce30" office:value-type="string" calcext:value-type="string">
            <text:p>BK_1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table:style-name="ce30" office:value-type="string" calcext:value-type="string">
            <text:p>BL_1</text:p>
          </table:table-cell>
          <table:table-cell table:style-name="ce31" office:value-type="float" office:value="0.0036" calcext:value-type="float">
            <text:p>3,6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2784" calcext:value-type="percentage">
            <text:p>27,84%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6762" calcext:value-type="percentage">
            <text:p>67,62%</text:p>
          </table:table-cell>
          <table:table-cell table:style-name="ce26"/>
          <table:table-cell table:style-name="ce30" office:value-type="string" calcext:value-type="string">
            <text:p>BK_2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/>
          <table:table-cell table:style-name="ce30" office:value-type="string" calcext:value-type="string">
            <text:p>BL_2</text:p>
          </table:table-cell>
          <table:table-cell table:style-name="ce31" office:value-type="float" office:value="0.0003" calcext:value-type="float">
            <text:p>3,0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784" calcext:value-type="percentage">
            <text:p>17,84%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3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/>
          <table:table-cell table:style-name="ce30" office:value-type="string" calcext:value-type="string">
            <text:p>BL_3</text:p>
          </table:table-cell>
          <table:table-cell table:style-name="ce31" office:value-type="float" office:value="0.00042" calcext:value-type="float">
            <text:p>4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 office:value-type="float" office:value="0.4" calcext:value-type="float">
            <text:p>0,4</text:p>
          </table:table-cell>
          <table:table-cell table:style-name="ce30"/>
          <table:table-cell table:style-name="ce30" office:value-type="string" calcext:value-type="string">
            <text:p>BL_4</text:p>
          </table:table-cell>
          <table:table-cell table:style-name="ce31" office:value-type="float" office:value="0.0013" calcext:value-type="float">
            <text:p>1,30E-03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804" calcext:value-type="percentage">
            <text:p>18,04%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 office:value-type="percentage" office:value="0.7063" calcext:value-type="percentage">
            <text:p>70,63%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/>
          <table:table-cell table:style-name="ce30" office:value-type="string" calcext:value-type="string">
            <text:p>BL_5</text:p>
          </table:table-cell>
          <table:table-cell table:style-name="ce31" office:value-type="float" office:value="0.000089" calcext:value-type="float">
            <text:p>8,90E-05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412" calcext:value-type="percentage">
            <text:p>4,12%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095" calcext:value-type="float">
            <text:p>0,095</text:p>
          </table:table-cell>
          <table:table-cell table:style-name="ce30"/>
          <table:table-cell table:style-name="ce30" office:value-type="string" calcext:value-type="string">
            <text:p>BL_6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 office:value-type="percentage" office:value="0.5794" calcext:value-type="percentage">
            <text:p>57,94%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 office:value-type="float" office:value="0.00051" calcext:value-type="float">
            <text:p>5,1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 office:value-type="percentage" office:value="0.2889" calcext:value-type="percentage">
            <text:p>28,89%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/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4491" calcext:value-type="percentage">
            <text:p>14,49%</text:p>
          </table:table-cell>
          <table:table-cell table:style-name="ce25" table:formula="of:=AVERAGE([.C2:.C11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2:.E11])" office:value-type="percentage" office:value="0.52046" calcext:value-type="percentage">
            <text:p>52,05%</text:p>
          </table:table-cell>
          <table:table-cell table:style-name="ce25" table:formula="of:=AVERAGE([.F2:.F11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2:.H11])" office:value-type="float" office:value="0.2095" calcext:value-type="float">
            <text:p>0,2095</text:p>
          </table:table-cell>
          <table:table-cell table:style-name="ce28" table:formula="of:=AVERAGE([.I2:.I11])" office:value-type="string" office:string-value="" calcext:value-type="error">
            <text:p>#DIV/0!</text:p>
          </table:table-cell>
          <table:table-cell table:style-name="ce23"/>
          <table:table-cell table:style-name="ce32" table:formula="of:=AVERAGE([.K2:.K11])" office:value-type="float" office:value="0.0008159" calcext:value-type="float">
            <text:p>8,16E-04</text:p>
          </table:table-cell>
          <table:table-cell table:style-name="ce32" table:formula="of:=AVERAGE([.L2:.L11])" office:value-type="string" office:string-value="" calcext:value-type="error">
            <text:p>#DIV/0!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49" calcext:value-type="percentage">
            <text:p>14,90%</text:p>
          </table:table-cell>
          <table:table-cell/>
          <table:table-cell office:value-type="string" calcext:value-type="string">
            <text:p>Liver_1</text:p>
          </table:table-cell>
          <table:table-cell table:style-name="ce25" office:value-type="percentage" office:value="0.1922" calcext:value-type="percentage">
            <text:p>19,22%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 office:value-type="float" office:value="0.48" calcext:value-type="float">
            <text:p>0,48</text:p>
          </table:table-cell>
          <table:table-cell table:style-name="ce30"/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Liver_2</text:p>
          </table:table-cell>
          <table:table-cell table:style-name="ce25" office:value-type="percentage" office:value="0.2431" calcext:value-type="percentage">
            <text:p>24,31%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 office:value-type="float" office:value="1.08" calcext:value-type="float">
            <text:p>1,08</text:p>
          </table:table-cell>
          <table:table-cell table:style-name="ce30"/>
          <table:table-cell office:value-type="string" calcext:value-type="string">
            <text:p>NT_2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908" calcext:value-type="percentage">
            <text:p>9,08%</text:p>
          </table:table-cell>
          <table:table-cell/>
          <table:table-cell office:value-type="string" calcext:value-type="string">
            <text:p>Liver_3</text:p>
          </table:table-cell>
          <table:table-cell table:style-name="ce25" office:value-type="percentage" office:value="0.3" calcext:value-type="percentage">
            <text:p>30,00%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/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Liver_4</text:p>
          </table:table-cell>
          <table:table-cell table:style-name="ce25" office:value-type="percentage" office:value="0.4961" calcext:value-type="percentage">
            <text:p>49,61%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262" calcext:value-type="percentage">
            <text:p>12,62%</text:p>
          </table:table-cell>
          <table:table-cell/>
          <table:table-cell office:value-type="string" calcext:value-type="string">
            <text:p>Liver_5</text:p>
          </table:table-cell>
          <table:table-cell table:style-name="ce25" office:value-type="percentage" office:value="0.3343" calcext:value-type="percentage">
            <text:p>33,43%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 office:value-type="float" office:value="0.85" calcext:value-type="float">
            <text:p>0,8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645" calcext:value-type="percentage">
            <text:p>16,45%</text:p>
          </table:table-cell>
          <table:table-cell/>
          <table:table-cell office:value-type="string" calcext:value-type="string">
            <text:p>Liver_6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28" calcext:value-type="percentage">
            <text:p>12,80%</text:p>
          </table:table-cell>
          <table:table-cell/>
          <table:table-cell office:value-type="string" calcext:value-type="string">
            <text:p>Liver_7</text:p>
          </table:table-cell>
          <table:table-cell table:style-name="ce26" office:value-type="percentage" office:value="0.3529" calcext:value-type="percentage">
            <text:p>35,29%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 office:value-type="float" office:value="1.38" calcext:value-type="float">
            <text:p>1,38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Liver_8</text:p>
          </table:table-cell>
          <table:table-cell table:style-name="ce26" office:value-type="percentage" office:value="0.2275" calcext:value-type="percentage">
            <text:p>22,75%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 office:value-type="float" office:value="0.68" calcext:value-type="float">
            <text:p>0,6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345" calcext:value-type="percentage">
            <text:p>13,45%</text:p>
          </table:table-cell>
          <table:table-cell/>
          <table:table-cell office:value-type="string" calcext:value-type="string">
            <text:p>Liver_9</text:p>
          </table:table-cell>
          <table:table-cell table:style-name="ce26" office:value-type="percentage" office:value="0.4039" calcext:value-type="percentage">
            <text:p>40,39%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Liver_10</text:p>
          </table:table-cell>
          <table:table-cell table:style-name="ce26" office:value-type="percentage" office:value="0.3049" calcext:value-type="percentage">
            <text:p>30,49%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 office:value-type="float" office:value="0.3" calcext:value-type="float">
            <text:p>0,3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584" calcext:value-type="percentage">
            <text:p>12,58%</text:p>
          </table:table-cell>
          <table:table-cell table:style-name="ce25" table:formula="of:=AVERAGE([.C16:.C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16:.E25])" office:value-type="percentage" office:value="0.30569" calcext:value-type="percentage">
            <text:p>30,57%</text:p>
          </table:table-cell>
          <table:table-cell table:style-name="ce25" table:formula="of:=AVERAGE([.F16:.F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16:.H25])" office:value-type="float" office:value="0.582" calcext:value-type="float">
            <text:p>0,582</text:p>
          </table:table-cell>
          <table:table-cell table:style-name="ce28" table:formula="of:=AVERAGE([.I16:.I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16:.K25])" office:value-type="float" office:value="0.087" calcext:value-type="float">
            <text:p>0,087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table:style-name="ce25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 office:value-type="percentage" office:value="0.0422" calcext:value-type="percentage">
            <text:p>4,22%</text:p>
          </table:table-cell>
          <table:table-cell table:style-name="ce25"/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1124" calcext:value-type="percentage">
            <text:p>11,24%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676" calcext:value-type="percentage">
            <text:p>16,76%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/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638" calcext:value-type="percentage">
            <text:p>6,38%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 office:value-type="percentage" office:value="0.0311" calcext:value-type="percentage">
            <text:p>3,11%</text:p>
          </table:table-cell>
          <table:table-cell table:style-name="ce26"/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 office:value-type="percentage" office:value="0.0011" calcext:value-type="percentage">
            <text:p>0,11%</text:p>
          </table:table-cell>
          <table:table-cell table:style-name="ce26"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95" calcext:value-type="percentage">
            <text:p>10,95%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 office:value-type="percentage" office:value="0.0811" calcext:value-type="percentage">
            <text:p>8,11%</text:p>
          </table:table-cell>
          <table:table-cell table:style-name="ce26"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0695" calcext:value-type="percentage">
            <text:p>6,95%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 office:value-type="percentage" office:value="0.0411" calcext:value-type="percentage">
            <text:p>4,11%</text:p>
          </table:table-cell>
          <table:table-cell table:style-name="ce26"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33" calcext:value-type="percentage">
            <text:p>9,33%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09495" calcext:value-type="percentage">
            <text:p>9,50%</text:p>
          </table:table-cell>
          <table:table-cell table:style-name="ce25" table:formula="of:=AVERAGE([.C30:.C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30:.E39])" office:value-type="percentage" office:value="0.04632" calcext:value-type="percentage">
            <text:p>4,63%</text:p>
          </table:table-cell>
          <table:table-cell table:style-name="ce25" table:formula="of:=AVERAGE([.F30:.F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string" office:string-value="" calcext:value-type="error">
            <text:p>#DIV/0!</text:p>
          </table:table-cell>
          <table:table-cell table:style-name="ce28" table:formula="of:=AVERAGE([.I31:.I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K31:.K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6" calcext:value-type="percentage">
            <text:p>60,00%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 office:value-type="percentage" office:value="0.2049" calcext:value-type="percentage">
            <text:p>20,49%</text:p>
          </table:table-cell>
          <table:table-cell table:style-name="ce26"/>
          <table:table-cell office:value-type="string" calcext:value-type="string">
            <text:p>Laser_1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table:style-name="ce30" office:value-type="float" office:value="2461.95" calcext:value-type="float">
            <text:p>2461,9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2436" calcext:value-type="percentage">
            <text:p>24,36%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 office:value-type="percentage" office:value="0.1938" calcext:value-type="percentage">
            <text:p>19,38%</text:p>
          </table:table-cell>
          <table:table-cell table:style-name="ce26"/>
          <table:table-cell office:value-type="string" calcext:value-type="string">
            <text:p>Laser_2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table:style-name="ce30" office:value-type="float" office:value="2699.02" calcext:value-type="float">
            <text:p>2699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667" calcext:value-type="percentage">
            <text:p>36,67%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26"/>
          <table:table-cell office:value-type="string" calcext:value-type="string">
            <text:p>Laser_3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table:style-name="ce30" office:value-type="float" office:value="1926.98" calcext:value-type="float">
            <text:p>1926,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 office:value-type="percentage" office:value="0.1617" calcext:value-type="percentage">
            <text:p>16,17%</text:p>
          </table:table-cell>
          <table:table-cell table:style-name="ce26"/>
          <table:table-cell office:value-type="string" calcext:value-type="string">
            <text:p>Laser_4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table:style-name="ce30" office:value-type="float" office:value="3061.09" calcext:value-type="float">
            <text:p>3061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256" calcext:value-type="percentage">
            <text:p>42,56%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table:style-name="ce26"/>
          <table:table-cell office:value-type="string" calcext:value-type="string">
            <text:p>Laser_5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table:style-name="ce30" office:value-type="float" office:value="2117.78" calcext:value-type="float">
            <text:p>2117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3052" calcext:value-type="percentage">
            <text:p>30,52%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 office:value-type="percentage" office:value="0.2296" calcext:value-type="percentage">
            <text:p>22,96%</text:p>
          </table:table-cell>
          <table:table-cell table:style-name="ce26"/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30" office:value-type="float" office:value="2846.78" calcext:value-type="float">
            <text:p>2846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3231" calcext:value-type="percentage">
            <text:p>32,31%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 office:value-type="percentage" office:value="0.2556" calcext:value-type="percentage">
            <text:p>25,56%</text:p>
          </table:table-cell>
          <table:table-cell table:style-name="ce26"/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30" office:value-type="float" office:value="2696.79" calcext:value-type="float">
            <text:p>2696,7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2359" calcext:value-type="percentage">
            <text:p>23,59%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 office:value-type="percentage" office:value="0.1988" calcext:value-type="percentage">
            <text:p>19,88%</text:p>
          </table:table-cell>
          <table:table-cell table:style-name="ce26"/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30" office:value-type="float" office:value="2792.84" calcext:value-type="float">
            <text:p>2792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308" calcext:value-type="percentage">
            <text:p>23,08%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/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30" office:value-type="float" office:value="2361.52" calcext:value-type="float">
            <text:p>2361,5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4538" calcext:value-type="percentage">
            <text:p>45,38%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/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30" office:value-type="float" office:value="1412.12" calcext:value-type="float">
            <text:p>1412,12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4924" calcext:value-type="percentage">
            <text:p>34,92%</text:p>
          </table:table-cell>
          <table:table-cell table:style-name="ce25" table:formula="of:=AVERAGE([.C45:.C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45:.E54])" office:value-type="percentage" office:value="0.19851" calcext:value-type="percentage">
            <text:p>19,85%</text:p>
          </table:table-cell>
          <table:table-cell table:style-name="ce25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style-name="ce28" table:formula="of:=AVERAGE([.I45:.I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45:.K54])" office:value-type="float" office:value="2437.687" calcext:value-type="float">
            <text:p>2437,687</text:p>
          </table:table-cell>
          <table:table-cell table:style-name="ce28" table:formula="of:=AVERAGE([.L45:.L54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48" calcext:value-type="percentage">
            <text:p>15,48%</text:p>
          </table:table-cell>
          <table:table-cell table:style-name="ce26"/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1</text:p>
          </table:table-cell>
          <table:table-cell table:style-name="ce24" office:value-type="percentage" office:value="0.2318" calcext:value-type="percentage">
            <text:p>23,18%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296" calcext:value-type="percentage">
            <text:p>12,96%</text:p>
          </table:table-cell>
          <table:table-cell table:style-name="ce26"/>
          <table:table-cell office:value-type="string" calcext:value-type="string">
            <text:p>zonf_s_2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Pima_2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1387" calcext:value-type="percentage">
            <text:p>13,87%</text:p>
          </table:table-cell>
          <table:table-cell table:style-name="ce26"/>
          <table:table-cell office:value-type="string" calcext:value-type="string">
            <text:p>zonf_s_3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Pima_3</text:p>
          </table:table-cell>
          <table:table-cell table:style-name="ce24" office:value-type="percentage" office:value="0.2202" calcext:value-type="percentage">
            <text:p>22,02%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26"/>
          <table:table-cell office:value-type="string" calcext:value-type="string">
            <text:p>zonf_s_4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Pima_4</text:p>
          </table:table-cell>
          <table:table-cell table:style-name="ce24" office:value-type="percentage" office:value="0.1842" calcext:value-type="percentage">
            <text:p>18,42%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694" calcext:value-type="percentage">
            <text:p>16,94%</text:p>
          </table:table-cell>
          <table:table-cell table:style-name="ce26"/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Pima_5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075" calcext:value-type="percentage">
            <text:p>10,75%</text:p>
          </table:table-cell>
          <table:table-cell table:style-name="ce26"/>
          <table:table-cell office:value-type="string" calcext:value-type="string">
            <text:p>zonf_s_6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Pima_6</text:p>
          </table:table-cell>
          <table:table-cell table:style-name="ce24" office:value-type="percentage" office:value="0.2504" calcext:value-type="percentage">
            <text:p>25,04%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344" calcext:value-type="percentage">
            <text:p>23,44%</text:p>
          </table:table-cell>
          <table:table-cell table:style-name="ce26"/>
          <table:table-cell office:value-type="string" calcext:value-type="string">
            <text:p>zonf_s_7</text:p>
          </table:table-cell>
          <table:table-cell office:value-type="percentage" office:value="0.0107" calcext:value-type="percentage">
            <text:p>1,07%</text:p>
          </table:table-cell>
          <table:table-cell/>
          <table:table-cell office:value-type="string" calcext:value-type="string">
            <text:p>Pima_7</text:p>
          </table:table-cell>
          <table:table-cell table:style-name="ce24" office:value-type="percentage" office:value="0.1978" calcext:value-type="percentage">
            <text:p>19,78%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1919" calcext:value-type="percentage">
            <text:p>19,19%</text:p>
          </table:table-cell>
          <table:table-cell table:style-name="ce26"/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Pima_8</text:p>
          </table:table-cell>
          <table:table-cell table:style-name="ce24" office:value-type="percentage" office:value="0.2649" calcext:value-type="percentage">
            <text:p>26,49%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468" calcext:value-type="percentage">
            <text:p>14,68%</text:p>
          </table:table-cell>
          <table:table-cell table:style-name="ce26"/>
          <table:table-cell office:value-type="string" calcext:value-type="string">
            <text:p>zonf_s_9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Pima_9</text:p>
          </table:table-cell>
          <table:table-cell table:style-name="ce24" office:value-type="percentage" office:value="0.2368" calcext:value-type="percentage">
            <text:p>23,68%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1263" calcext:value-type="percentage">
            <text:p>12,63%</text:p>
          </table:table-cell>
          <table:table-cell table:style-name="ce26"/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10</text:p>
          </table:table-cell>
          <table:table-cell table:style-name="ce24" office:value-type="percentage" office:value="0.3289" calcext:value-type="percentage">
            <text:p>32,89%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5279" calcext:value-type="percentage">
            <text:p>15,28%</text:p>
          </table:table-cell>
          <table:table-cell table:style-name="ce25" table:formula="of:=AVERAGE([.C59:.C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59:.E68])" office:value-type="percentage" office:value="0.02827" calcext:value-type="percentage">
            <text:p>2,83%</text:p>
          </table:table-cell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59:.H68])" office:value-type="percentage" office:value="0.23483" calcext:value-type="percentage">
            <text:p>23,48%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033" calcext:value-type="percentage">
            <text:p>30,33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23" calcext:value-type="percentage">
            <text:p>6,23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0.28" calcext:value-type="float">
            <text:p>0,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633" calcext:value-type="percentage">
            <text:p>36,33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198" calcext:value-type="percentage">
            <text:p>1,98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1.79" calcext:value-type="float">
            <text:p>1,79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16" calcext:value-type="float">
            <text:p>0,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FA_8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049" calcext:value-type="percentage">
            <text:p>0,49%</text:p>
          </table:table-cell>
          <table:table-cell/>
          <table:table-cell office:value-type="string" calcext:value-type="string">
            <text:p>FA_9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FA_10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54" calcext:value-type="percentage">
            <text:p>25,40%</text:p>
          </table:table-cell>
          <table:table-cell table:style-name="ce25" table:formula="of:=AVERAGE([.C73:.C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73:.E82])" office:value-type="percentage" office:value="0.04235" calcext:value-type="percentage">
            <text:p>4,24%</text:p>
          </table:table-cell>
          <table:table-cell table:style-name="ce25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float" office:value="0.65375" calcext:value-type="float">
            <text:p>0,65375</text:p>
          </table:table-cell>
          <table:table-cell table:style-name="ce28" table:formula="of:=AVERAGE([.I73:.I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73:.K82])" office:value-type="float" office:value="0.0952" calcext:value-type="float">
            <text:p>0,0952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5" table:formula="of:=AVERAGE([.C86:.C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86:.E95])" office:value-type="string" office:string-value="" calcext:value-type="error">
            <text:p>#DIV/0!</text:p>
          </table:table-cell>
          <table:table-cell table:style-name="ce25" table:formula="of:=AVERAGE([.F86:.F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86:.H95])" office:value-type="string" office:string-value="" calcext:value-type="error">
            <text:p>#DIV/0!</text:p>
          </table:table-cell>
          <table:table-cell table:style-name="ce28" table:formula="of:=AVERAGE([.I86:.I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K86:.K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table:style-name="ce24" table:number-columns-repeated="2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5" table:formula="of:=AVERAGE([.C99:.C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99:.E108])" office:value-type="string" office:string-value="" calcext:value-type="error">
            <text:p>#DIV/0!</text:p>
          </table:table-cell>
          <table:table-cell table:style-name="ce25" table:formula="of:=AVERAGE([.F99:.F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5" table:formula="of:=AVERAGE([.I99:.I10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enKmeans αρχικοποιηση margins με χρήση Kmeans</text:p>
          </table:table-cell>
          <table:table-cell/>
          <table:table-cell table:style-name="Default" table:number-columns-repeated="2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4:05:39.30247016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1-01-17T20:10:37.993367441</dc:date>
    <meta:editing-duration>P29DT6H21M11S</meta:editing-duration>
    <meta:editing-cycles>5444</meta:editing-cycles>
    <meta:generator>LibreOffice/6.4.6.2$Linux_X86_64 LibreOffice_project/40$Build-2</meta:generator>
    <meta:document-statistic meta:table-count="3" meta:cell-count="2558" meta:object-count="0"/>
  </office:meta>
</office:document-meta>
</file>